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 Light" fo:font-size="18pt" fo:language="en" fo:country="US" officeooo:rsid="000b6374" officeooo:paragraph-rsid="000b6374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2957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b15d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c96b5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24fc3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9a480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cae1f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102006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3e9bc7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271d5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2f6e18" officeooo:paragraph-rsid="002f6e18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e9bc7" officeooo:paragraph-rsid="003e9bc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b41f1" officeooo:paragraph-rsid="003cae1f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cae1f" officeooo:paragraph-rsid="003cae1f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4442c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ec6f4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0d81e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600f1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56295" officeooo:paragraph-rsid="00156295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1ec6f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ec6f4" officeooo:paragraph-rsid="0031ad22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14442c" officeooo:paragraph-rsid="00271d54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b15d7" officeooo:paragraph-rsid="00271d54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2b15d7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Futura Std Condensed1" fo:font-size="16pt" fo:language="en" fo:country="US" officeooo:rsid="002b15d7" officeooo:paragraph-rsid="002b15d7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Futura Std Condensed1" fo:font-size="16pt" fo:language="en" fo:country="US" officeooo:rsid="00102006" officeooo:paragraph-rsid="003e9bc7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Futura Std Condensed1" fo:font-size="16pt" fo:language="en" fo:country="US" style:text-underline-style="none" officeooo:rsid="0014442c" officeooo:paragraph-rsid="002f6e18" style:font-size-asian="16pt" style:font-size-complex="16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2c96b5" officeooo:paragraph-rsid="00324fc3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4f7ac0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4ffb0c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dbedd"/>
    </style:style>
    <style:style style:name="T3" style:family="text">
      <style:text-properties officeooo:rsid="000f8f6a"/>
    </style:style>
    <style:style style:name="T4" style:family="text">
      <style:text-properties officeooo:rsid="00102006"/>
    </style:style>
    <style:style style:name="T5" style:family="text">
      <style:text-properties officeooo:rsid="0012957f"/>
    </style:style>
    <style:style style:name="T6" style:family="text">
      <style:text-properties fo:color="#c9211e" loext:opacity="100%" style:font-name="Futura Std Condensed"/>
    </style:style>
    <style:style style:name="T7" style:family="text">
      <style:text-properties fo:color="#c9211e" loext:opacity="100%" style:font-name="Futura Std Condensed1"/>
    </style:style>
    <style:style style:name="T8" style:family="text">
      <style:text-properties fo:color="#c9211e" loext:opacity="100%" style:font-name="Futura Std Condensed1" officeooo:rsid="0012957f"/>
    </style:style>
    <style:style style:name="T9" style:family="text">
      <style:text-properties fo:color="#c9211e" loext:opacity="100%" style:font-name="Futura Std Condensed1" officeooo:rsid="000f8f6a"/>
    </style:style>
    <style:style style:name="T10" style:family="text">
      <style:text-properties fo:color="#c9211e" loext:opacity="100%" style:font-name="Futura Std Condensed1" officeooo:rsid="000dbedd"/>
    </style:style>
    <style:style style:name="T11" style:family="text">
      <style:text-properties fo:color="#c9211e" loext:opacity="100%" style:font-name="Futura Std Condensed1" officeooo:rsid="000e06bf"/>
    </style:style>
    <style:style style:name="T12" style:family="text">
      <style:text-properties fo:color="#c9211e" loext:opacity="100%" style:font-name="Futura Std Condensed1" officeooo:rsid="001362f7"/>
    </style:style>
    <style:style style:name="T13" style:family="text">
      <style:text-properties fo:color="#c9211e" loext:opacity="100%" style:font-name="Futura Std Condensed1" officeooo:rsid="0013b1f0"/>
    </style:style>
    <style:style style:name="T14" style:family="text">
      <style:text-properties fo:color="#c9211e" loext:opacity="100%" style:font-name="Futura Std Condensed1" officeooo:rsid="0014442c"/>
    </style:style>
    <style:style style:name="T15" style:family="text">
      <style:text-properties fo:color="#c9211e" loext:opacity="100%" style:font-name="Futura Std Condensed1" officeooo:rsid="00145467"/>
    </style:style>
    <style:style style:name="T16" style:family="text">
      <style:text-properties fo:color="#c9211e" loext:opacity="100%" style:font-name="Futura Std Condensed1" officeooo:rsid="00155c6b"/>
    </style:style>
    <style:style style:name="T17" style:family="text">
      <style:text-properties fo:color="#c9211e" loext:opacity="100%" style:font-name="Futura Std Condensed1" officeooo:rsid="0018b4d5"/>
    </style:style>
    <style:style style:name="T18" style:family="text">
      <style:text-properties fo:color="#c9211e" loext:opacity="100%" style:font-name="Futura Std Condensed1" officeooo:rsid="0018c4ea"/>
    </style:style>
    <style:style style:name="T19" style:family="text">
      <style:text-properties fo:color="#c9211e" loext:opacity="100%" style:font-name="Futura Std Condensed1" officeooo:rsid="001a20db"/>
    </style:style>
    <style:style style:name="T20" style:family="text">
      <style:text-properties fo:color="#c9211e" loext:opacity="100%" style:font-name="Futura Std Condensed1" officeooo:rsid="001c6e04"/>
    </style:style>
    <style:style style:name="T21" style:family="text">
      <style:text-properties fo:color="#c9211e" loext:opacity="100%" style:font-name="Futura Std Condensed1" officeooo:rsid="001d91d9"/>
    </style:style>
    <style:style style:name="T22" style:family="text">
      <style:text-properties fo:color="#c9211e" loext:opacity="100%" style:font-name="Futura Std Condensed1" officeooo:rsid="00202faa"/>
    </style:style>
    <style:style style:name="T23" style:family="text">
      <style:text-properties fo:color="#c9211e" loext:opacity="100%" style:font-name="Futura Std Condensed1" officeooo:rsid="002104e7"/>
    </style:style>
    <style:style style:name="T24" style:family="text">
      <style:text-properties fo:color="#c9211e" loext:opacity="100%" style:font-name="Futura Std Condensed1" officeooo:rsid="001ec6f4"/>
    </style:style>
    <style:style style:name="T25" style:family="text">
      <style:text-properties fo:color="#c9211e" loext:opacity="100%" style:font-name="Futura Std Condensed1" officeooo:rsid="002b15d7"/>
    </style:style>
    <style:style style:name="T26" style:family="text">
      <style:text-properties fo:color="#c9211e" loext:opacity="100%" style:font-name="Futura Std Condensed1" officeooo:rsid="00324fc3"/>
    </style:style>
    <style:style style:name="T27" style:family="text">
      <style:text-properties fo:color="#c9211e" loext:opacity="100%" style:font-name="Futura Std Condensed1" officeooo:rsid="003600f1"/>
    </style:style>
    <style:style style:name="T28" style:family="text">
      <style:text-properties fo:color="#c9211e" loext:opacity="100%" style:font-name="Futura Std Condensed1" officeooo:rsid="00254600"/>
    </style:style>
    <style:style style:name="T29" style:family="text">
      <style:text-properties fo:color="#c9211e" loext:opacity="100%" style:font-name="Futura Std Condensed1" officeooo:rsid="00271d54"/>
    </style:style>
    <style:style style:name="T30" style:family="text">
      <style:text-properties fo:color="#c9211e" loext:opacity="100%" style:font-name="Futura Std Condensed1" officeooo:rsid="00291794"/>
    </style:style>
    <style:style style:name="T31" style:family="text">
      <style:text-properties fo:color="#c9211e" loext:opacity="100%" style:font-name="Futura Std Condensed1" officeooo:rsid="002c96b5"/>
    </style:style>
    <style:style style:name="T32" style:family="text">
      <style:text-properties fo:color="#c9211e" loext:opacity="100%" style:font-name="Futura Std Condensed1" officeooo:rsid="002f6e18"/>
    </style:style>
    <style:style style:name="T33" style:family="text">
      <style:text-properties fo:color="#c9211e" loext:opacity="100%" style:font-name="Futura Std Condensed1" style:text-underline-style="solid" style:text-underline-width="auto" style:text-underline-color="font-color" officeooo:rsid="00271d54"/>
    </style:style>
    <style:style style:name="T34" style:family="text">
      <style:text-properties fo:color="#c9211e" loext:opacity="100%" style:font-name="Futura Std Condensed1" style:text-underline-style="solid" style:text-underline-width="auto" style:text-underline-color="font-color" officeooo:rsid="004190e1"/>
    </style:style>
    <style:style style:name="T35" style:family="text">
      <style:text-properties fo:color="#c9211e" loext:opacity="100%" style:font-name="Futura Std Condensed1" style:text-underline-style="solid" style:text-underline-width="auto" style:text-underline-color="font-color" officeooo:rsid="003b41f1"/>
    </style:style>
    <style:style style:name="T36" style:family="text">
      <style:text-properties fo:color="#c9211e" loext:opacity="100%" style:font-name="Futura Std Condensed1" style:text-underline-style="solid" style:text-underline-width="auto" style:text-underline-color="font-color" officeooo:rsid="003cae1f"/>
    </style:style>
    <style:style style:name="T37" style:family="text">
      <style:text-properties fo:color="#c9211e" loext:opacity="100%" style:font-name="Futura Std Condensed1" style:text-underline-style="solid" style:text-underline-width="auto" style:text-underline-color="font-color" officeooo:rsid="0046aa3b"/>
    </style:style>
    <style:style style:name="T38" style:family="text">
      <style:text-properties fo:color="#c9211e" loext:opacity="100%" style:font-name="Futura Std Condensed1" officeooo:rsid="0030d81e"/>
    </style:style>
    <style:style style:name="T39" style:family="text">
      <style:text-properties fo:color="#c9211e" loext:opacity="100%" style:font-name="Futura Std Condensed1" officeooo:rsid="0035b9c5"/>
    </style:style>
    <style:style style:name="T40" style:family="text">
      <style:text-properties fo:color="#c9211e" loext:opacity="100%" style:font-name="Futura Std Condensed1" officeooo:rsid="003666e8"/>
    </style:style>
    <style:style style:name="T41" style:family="text">
      <style:text-properties fo:color="#c9211e" loext:opacity="100%" style:font-name="Futura Std Condensed1" officeooo:rsid="003e9bc7"/>
    </style:style>
    <style:style style:name="T42" style:family="text">
      <style:text-properties fo:color="#c9211e" loext:opacity="100%" style:font-name="Futura Std Condensed1" officeooo:rsid="004190e1"/>
    </style:style>
    <style:style style:name="T43" style:family="text">
      <style:text-properties fo:color="#c9211e" loext:opacity="100%" style:font-name="Futura Std Condensed1" officeooo:rsid="0043e337"/>
    </style:style>
    <style:style style:name="T44" style:family="text">
      <style:text-properties fo:color="#c9211e" loext:opacity="100%" style:font-name="Futura Std Condensed1" officeooo:rsid="0048922a"/>
    </style:style>
    <style:style style:name="T45" style:family="text">
      <style:text-properties fo:color="#c9211e" loext:opacity="100%" style:font-name="Futura Std Condensed1" officeooo:rsid="003b41f1"/>
    </style:style>
    <style:style style:name="T46" style:family="text">
      <style:text-properties fo:color="#c9211e" loext:opacity="100%" style:font-name="Futura Std Condensed1" style:text-underline-style="none" officeooo:rsid="003b41f1"/>
    </style:style>
    <style:style style:name="T47" style:family="text">
      <style:text-properties fo:color="#c9211e" loext:opacity="100%" style:font-name="Futura Std Condensed1" officeooo:rsid="0046aa3b"/>
    </style:style>
    <style:style style:name="T48" style:family="text">
      <style:text-properties fo:color="#c9211e" loext:opacity="100%" style:font-name="Futura Std Condensed1" officeooo:rsid="004b5574"/>
    </style:style>
    <style:style style:name="T49" style:family="text">
      <style:text-properties fo:color="#c9211e" loext:opacity="100%" style:font-name="Futura Std Condensed1" officeooo:rsid="004e68bd"/>
    </style:style>
    <style:style style:name="T50" style:family="text">
      <style:text-properties fo:color="#c9211e" loext:opacity="100%" style:font-name="Futura Std Condensed1" officeooo:rsid="004f4fd7"/>
    </style:style>
    <style:style style:name="T51" style:family="text">
      <style:text-properties fo:color="#c9211e" loext:opacity="100%" style:font-name="Futura Std Condensed" officeooo:rsid="0013b1f0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53" style:family="text">
      <style:text-properties officeooo:rsid="001362f7"/>
    </style:style>
    <style:style style:name="T54" style:family="text">
      <style:text-properties fo:color="#000000" loext:opacity="100%"/>
    </style:style>
    <style:style style:name="T55" style:family="text">
      <style:text-properties fo:color="#000000" loext:opacity="100%" officeooo:rsid="000f8f6a"/>
    </style:style>
    <style:style style:name="T56" style:family="text">
      <style:text-properties fo:color="#000000" loext:opacity="100%" officeooo:rsid="001362f7"/>
    </style:style>
    <style:style style:name="T57" style:family="text">
      <style:text-properties fo:color="#000000" loext:opacity="100%" officeooo:rsid="0013b1f0"/>
    </style:style>
    <style:style style:name="T58" style:family="text">
      <style:text-properties fo:color="#000000" loext:opacity="100%" style:text-underline-style="solid" style:text-underline-width="auto" style:text-underline-color="font-color" officeooo:rsid="0013b1f0"/>
    </style:style>
    <style:style style:name="T59" style:family="text">
      <style:text-properties fo:color="#000000" loext:opacity="100%" style:text-underline-style="solid" style:text-underline-width="auto" style:text-underline-color="font-color" officeooo:rsid="001362f7"/>
    </style:style>
    <style:style style:name="T60" style:family="text">
      <style:text-properties fo:color="#000000" loext:opacity="100%" style:text-underline-style="solid" style:text-underline-width="auto" style:text-underline-color="font-color" officeooo:rsid="0018c4ea"/>
    </style:style>
    <style:style style:name="T61" style:family="text">
      <style:text-properties fo:color="#000000" loext:opacity="100%" style:text-underline-style="solid" style:text-underline-width="auto" style:text-underline-color="font-color" officeooo:rsid="00271d54"/>
    </style:style>
    <style:style style:name="T62" style:family="text">
      <style:text-properties fo:color="#000000" loext:opacity="100%" style:text-underline-style="solid" style:text-underline-width="auto" style:text-underline-color="font-color" officeooo:rsid="002f6e18"/>
    </style:style>
    <style:style style:name="T63" style:family="text">
      <style:text-properties fo:color="#000000" loext:opacity="100%" style:text-underline-style="solid" style:text-underline-width="auto" style:text-underline-color="font-color" officeooo:rsid="001c6e04"/>
    </style:style>
    <style:style style:name="T64" style:family="text">
      <style:text-properties fo:color="#000000" loext:opacity="100%" style:text-underline-style="solid" style:text-underline-width="auto" style:text-underline-color="font-color" officeooo:rsid="004ffb0c"/>
    </style:style>
    <style:style style:name="T65" style:family="text">
      <style:text-properties fo:color="#000000" loext:opacity="100%" officeooo:rsid="0014442c"/>
    </style:style>
    <style:style style:name="T66" style:family="text">
      <style:text-properties fo:color="#000000" loext:opacity="100%" officeooo:rsid="0018b4d5"/>
    </style:style>
    <style:style style:name="T67" style:family="text">
      <style:text-properties fo:color="#000000" loext:opacity="100%" style:font-name="Futura Std Condensed Light"/>
    </style:style>
    <style:style style:name="T68" style:family="text">
      <style:text-properties fo:color="#000000" loext:opacity="100%" style:font-name="Futura Std Condensed Light" officeooo:rsid="001c6e04"/>
    </style:style>
    <style:style style:name="T69" style:family="text">
      <style:text-properties fo:color="#000000" loext:opacity="100%" style:font-name="Futura Std Condensed Light" officeooo:rsid="001ec6f4"/>
    </style:style>
    <style:style style:name="T70" style:family="text">
      <style:text-properties fo:color="#000000" loext:opacity="100%" style:font-name="Futura Std Condensed Light" officeooo:rsid="0021ae3f"/>
    </style:style>
    <style:style style:name="T71" style:family="text">
      <style:text-properties fo:color="#000000" loext:opacity="100%" style:font-name="Futura Std Condensed Light" officeooo:rsid="002b15d7"/>
    </style:style>
    <style:style style:name="T72" style:family="text">
      <style:text-properties fo:color="#000000" loext:opacity="100%" style:font-name="Futura Std Condensed Light" officeooo:rsid="002f6e18"/>
    </style:style>
    <style:style style:name="T73" style:family="text">
      <style:text-properties fo:color="#000000" loext:opacity="100%" style:font-name="Futura Std Condensed Light" style:text-underline-style="solid" style:text-underline-width="auto" style:text-underline-color="font-color" officeooo:rsid="002b15d7"/>
    </style:style>
    <style:style style:name="T74" style:family="text">
      <style:text-properties fo:color="#000000" loext:opacity="100%" style:font-name="Futura Std Condensed Light" officeooo:rsid="003cae1f"/>
    </style:style>
    <style:style style:name="T75" style:family="text">
      <style:text-properties fo:color="#000000" loext:opacity="100%" style:font-name="Futura Std Condensed Light" officeooo:rsid="0035b9c5"/>
    </style:style>
    <style:style style:name="T76" style:family="text">
      <style:text-properties fo:color="#000000" loext:opacity="100%" style:font-name="Futura Std Condensed Light" officeooo:rsid="00386cd6"/>
    </style:style>
    <style:style style:name="T77" style:family="text">
      <style:text-properties fo:color="#000000" loext:opacity="100%" style:font-name="Futura Std Condensed Light" officeooo:rsid="0048922a"/>
    </style:style>
    <style:style style:name="T78" style:family="text">
      <style:text-properties fo:color="#000000" loext:opacity="100%" officeooo:rsid="00271d54"/>
    </style:style>
    <style:style style:name="T79" style:family="text">
      <style:text-properties fo:color="#000000" loext:opacity="100%" officeooo:rsid="002b15d7"/>
    </style:style>
    <style:style style:name="T80" style:family="text">
      <style:text-properties fo:color="#000000" loext:opacity="100%" officeooo:rsid="002c96b5"/>
    </style:style>
    <style:style style:name="T81" style:family="text">
      <style:text-properties fo:color="#000000" loext:opacity="100%" officeooo:rsid="002f6e18"/>
    </style:style>
    <style:style style:name="T82" style:family="text">
      <style:text-properties fo:color="#000000" loext:opacity="100%" officeooo:rsid="0030d81e"/>
    </style:style>
    <style:style style:name="T83" style:family="text">
      <style:text-properties fo:color="#000000" loext:opacity="100%" officeooo:rsid="0031047f"/>
    </style:style>
    <style:style style:name="T84" style:family="text">
      <style:text-properties fo:color="#000000" loext:opacity="100%" officeooo:rsid="00386cd6"/>
    </style:style>
    <style:style style:name="T85" style:family="text">
      <style:text-properties fo:color="#000000" loext:opacity="100%" style:text-underline-style="none" officeooo:rsid="003b41f1"/>
    </style:style>
    <style:style style:name="T86" style:family="text">
      <style:text-properties fo:color="#000000" loext:opacity="100%" style:text-underline-style="none" officeooo:rsid="003cae1f"/>
    </style:style>
    <style:style style:name="T87" style:family="text">
      <style:text-properties fo:color="#000000" loext:opacity="100%" officeooo:rsid="00425146"/>
    </style:style>
    <style:style style:name="T88" style:family="text">
      <style:text-properties fo:color="#000000" loext:opacity="100%" officeooo:rsid="004f4fd7"/>
    </style:style>
    <style:style style:name="T89" style:family="text">
      <style:text-properties officeooo:rsid="0013b1f0"/>
    </style:style>
    <style:style style:name="T90" style:family="text">
      <style:text-properties style:text-underline-style="solid" style:text-underline-width="auto" style:text-underline-color="font-color" officeooo:rsid="0013b1f0"/>
    </style:style>
    <style:style style:name="T91" style:family="text">
      <style:text-properties style:text-underline-style="solid" style:text-underline-width="auto" style:text-underline-color="font-color" officeooo:rsid="001362f7"/>
    </style:style>
    <style:style style:name="T92" style:family="text">
      <style:text-properties style:text-underline-style="solid" style:text-underline-width="auto" style:text-underline-color="font-color" officeooo:rsid="000f8f6a"/>
    </style:style>
    <style:style style:name="T93" style:family="text">
      <style:text-properties style:text-underline-style="solid" style:text-underline-width="auto" style:text-underline-color="font-color" officeooo:rsid="0014442c"/>
    </style:style>
    <style:style style:name="T94" style:family="text">
      <style:text-properties style:text-underline-style="solid" style:text-underline-width="auto" style:text-underline-color="font-color" officeooo:rsid="00145467"/>
    </style:style>
    <style:style style:name="T95" style:family="text">
      <style:text-properties style:text-underline-style="solid" style:text-underline-width="auto" style:text-underline-color="font-color" officeooo:rsid="0018c4ea"/>
    </style:style>
    <style:style style:name="T96" style:family="text">
      <style:text-properties style:text-underline-style="solid" style:text-underline-width="auto" style:text-underline-color="font-color" officeooo:rsid="001c6e04"/>
    </style:style>
    <style:style style:name="T97" style:family="text">
      <style:text-properties style:text-underline-style="solid" style:text-underline-width="auto" style:text-underline-color="font-color" officeooo:rsid="0039a480"/>
    </style:style>
    <style:style style:name="T98" style:family="text">
      <style:text-properties style:text-underline-style="none" officeooo:rsid="001362f7"/>
    </style:style>
    <style:style style:name="T99" style:family="text">
      <style:text-properties style:text-underline-style="none" officeooo:rsid="003b41f1"/>
    </style:style>
    <style:style style:name="T100" style:family="text">
      <style:text-properties officeooo:rsid="0014442c"/>
    </style:style>
    <style:style style:name="T101" style:family="text">
      <style:text-properties officeooo:rsid="00145467"/>
    </style:style>
    <style:style style:name="T102" style:family="text">
      <style:text-properties officeooo:rsid="00155c6b"/>
    </style:style>
    <style:style style:name="T103" style:family="text">
      <style:text-properties officeooo:rsid="0016dd90"/>
    </style:style>
    <style:style style:name="T104" style:family="text">
      <style:text-properties officeooo:rsid="0018b4d5"/>
    </style:style>
    <style:style style:name="T105" style:family="text">
      <style:text-properties officeooo:rsid="0018c4ea"/>
    </style:style>
    <style:style style:name="T106" style:family="text">
      <style:text-properties officeooo:rsid="001a20db"/>
    </style:style>
    <style:style style:name="T107" style:family="text">
      <style:text-properties officeooo:rsid="001c6e04"/>
    </style:style>
    <style:style style:name="T108" style:family="text">
      <style:text-properties officeooo:rsid="001d91d9"/>
    </style:style>
    <style:style style:name="T109" style:family="text">
      <style:text-properties officeooo:rsid="001e856a"/>
    </style:style>
    <style:style style:name="T110" style:family="text">
      <style:text-properties officeooo:rsid="001ec6f4"/>
    </style:style>
    <style:style style:name="T111" style:family="text">
      <style:text-properties officeooo:rsid="00202faa"/>
    </style:style>
    <style:style style:name="T112" style:family="text">
      <style:text-properties officeooo:rsid="002104e7"/>
    </style:style>
    <style:style style:name="T113" style:family="text">
      <style:text-properties officeooo:rsid="0023e611"/>
    </style:style>
    <style:style style:name="T114" style:family="text">
      <style:text-properties officeooo:rsid="00254600"/>
    </style:style>
    <style:style style:name="T115" style:family="text">
      <style:text-properties officeooo:rsid="002b15d7"/>
    </style:style>
    <style:style style:name="T116" style:family="text">
      <style:text-properties officeooo:rsid="002db9f0"/>
    </style:style>
    <style:style style:name="T117" style:family="text">
      <style:text-properties officeooo:rsid="002f6e18"/>
    </style:style>
    <style:style style:name="T118" style:family="text">
      <style:text-properties fo:color="#2a6099" loext:opacity="100%" style:font-name="Futura Std Condensed1" officeooo:rsid="002f6e18"/>
    </style:style>
    <style:style style:name="T119" style:family="text">
      <style:text-properties fo:color="#2a6099" loext:opacity="100%" style:font-name="Futura Std Condensed1" style:text-underline-style="solid" style:text-underline-width="auto" style:text-underline-color="font-color" officeooo:rsid="002f6e18"/>
    </style:style>
    <style:style style:name="T120" style:family="text">
      <style:text-properties fo:color="#2a6099" loext:opacity="100%" style:font-name="Futura Std Condensed1" style:text-underline-style="solid" style:text-underline-width="auto" style:text-underline-color="font-color" officeooo:rsid="004f4fd7"/>
    </style:style>
    <style:style style:name="T121" style:family="text">
      <style:text-properties officeooo:rsid="0030d81e"/>
    </style:style>
    <style:style style:name="T122" style:family="text">
      <style:text-properties officeooo:rsid="0031047f"/>
    </style:style>
    <style:style style:name="T123" style:family="text">
      <style:text-properties officeooo:rsid="00324fc3"/>
    </style:style>
    <style:style style:name="T124" style:family="text">
      <style:text-properties officeooo:rsid="0032b433"/>
    </style:style>
    <style:style style:name="T125" style:family="text">
      <style:text-properties officeooo:rsid="0035b9c5"/>
    </style:style>
    <style:style style:name="T126" style:family="text">
      <style:text-properties officeooo:rsid="003600f1"/>
    </style:style>
    <style:style style:name="T127" style:family="text">
      <style:text-properties officeooo:rsid="003666e8"/>
    </style:style>
    <style:style style:name="T128" style:family="text">
      <style:text-properties style:font-name="Futura Std Condensed1" officeooo:rsid="004190e1"/>
    </style:style>
    <style:style style:name="T129" style:family="text">
      <style:text-properties officeooo:rsid="003b41f1"/>
    </style:style>
    <style:style style:name="T130" style:family="text">
      <style:text-properties officeooo:rsid="003cae1f"/>
    </style:style>
    <style:style style:name="T131" style:family="text">
      <style:text-properties officeooo:rsid="003e9bc7"/>
    </style:style>
    <style:style style:name="T132" style:family="text">
      <style:text-properties officeooo:rsid="004190e1"/>
    </style:style>
    <style:style style:name="T133" style:family="text">
      <style:text-properties officeooo:rsid="0046aa3b"/>
    </style:style>
    <style:style style:name="T134" style:family="text">
      <style:text-properties officeooo:rsid="0048922a"/>
    </style:style>
    <style:style style:name="T135" style:family="text">
      <style:text-properties officeooo:rsid="002c96b5"/>
    </style:style>
    <style:style style:name="T136" style:family="text">
      <style:text-properties officeooo:rsid="004a78a6"/>
    </style:style>
    <style:style style:name="T137" style:family="text">
      <style:text-properties officeooo:rsid="004b5574"/>
    </style:style>
    <style:style style:name="T138" style:family="text">
      <style:text-properties officeooo:rsid="004e68bd"/>
    </style:style>
    <style:style style:name="T139" style:family="text">
      <style:text-properties officeooo:rsid="004f4fd7"/>
    </style:style>
    <style:style style:name="T140" style:family="text">
      <style:text-properties officeooo:rsid="004f7ac0"/>
    </style:style>
    <style:style style:name="T141" style:family="text">
      <style:text-properties officeooo:rsid="004ffb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indergarten Massaker</text:p>
      <text:p text:style-name="P1"/>
      <text:p text:style-name="P1"/>
      <text:p text:style-name="P1"/>
      <text:p text:style-name="P2">Pitch</text:p>
      <text:p text:style-name="P8"/>
      <text:p text:style-name="P50"><text:span text:style-name="T5"><text:tab/></text:span><text:span text:style-name="T140">P</text:span><text:span text:style-name="T5">eaceful a</text:span>lien land<text:span text:style-name="T4">s</text:span> in a Kindergarten. Kids are coming from everywhere. More and more. They tend to surround the <text:span text:style-name="T4">a</text:span>lien <text:span text:style-name="T138">a</text:span><text:span text:style-name="T5">nd they want “blood”! </text:span><text:span text:style-name="T116">Alien</text:span> has to avoid <text:span text:style-name="T1">kids</text:span> in order to survive. Everything’s seen through a surveillance<text:span text:style-name="T116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8"/>
      <text:p text:style-name="P15"><text:tab/><text:span text:style-name="T100">The game will be a</text:span><text:span text:style-name="T14"> </text:span><text:span text:style-name="T17">Top Down Shooter</text:span><text:span text:style-name="T66"> in </text:span><text:span text:style-name="T14">2D pixel art</text:span><text:span text:style-name="T100"> </text:span><text:span text:style-name="T112">style</text:span><text:span text:style-name="T100">.</text:span></text:p>
      <text:p text:style-name="P9"/>
      <text:p text:style-name="P9"><text:tab/>The game will<text:span text:style-name="T89"> probably </text:span>be in <text:span text:style-name="T6">German</text:span> (just because the title rocks in German). <text:span text:style-name="T138">We’ll have to find people able to speak German fluently enough to record them for voices.</text:span></text:p>
      <text:p text:style-name="P9"/>
      <text:p text:style-name="P13"><text:tab/><text:span text:style-name="T24">1 player versus CPU</text:span><text:span text:style-name="T80">.</text:span></text:p>
      <text:p text:style-name="P9"/>
      <text:p text:style-name="P13"><text:tab/><text:span text:style-name="T29">1 difficulty level</text:span><text:span text:style-name="T80">.</text:span></text:p>
      <text:p text:style-name="P18"/>
      <text:p text:style-name="P18"><text:tab/><text:span text:style-name="T100">One</text:span> game last<text:span text:style-name="T110">s</text:span> <text:span text:style-name="T89">up to</text:span> <text:span text:style-name="T7">1 minute</text:span> (or a bit more <text:span text:style-name="T89">with luck as player will become “blind” at some point</text:span>). <text:span text:style-name="T141">Well. As long as the alien can survive, the game isn’t over but considering that about 1 minute, the screen is black, I don’t think the game will last very long,,.</text:span></text:p>
      <text:p text:style-name="P10"/>
      <text:p text:style-name="P10"><text:tab/><text:span text:style-name="T89">The only thing that will </text:span><text:span text:style-name="T51">eventually</text:span><text:span text:style-name="T89"> be recorded is </text:span><text:span text:style-name="T13">HOW LONG YOU SURVIVE</text:span><text:span text:style-name="T89">! (only the best </text:span><text:span text:style-name="T100">time</text:span><text:span text:style-name="T89">). </text:span><text:span text:style-name="T132">We’ll give the length of the game but if it doesn’t break the record, then “</text:span><text:span text:style-name="T128">it’ll be lost for ever like tears in the rain</text:span><text:span text:style-name="T132">”!</text:span></text:p>
      <text:p text:style-name="P10"/>
      <text:p text:style-name="P10"><text:tab/><text:span text:style-name="T13">Nothing to gather</text:span><text:span text:style-name="T89">: no bonus, </text:span><text:span text:style-name="T138">no health, </text:span><text:span text:style-name="T89">no money, no points, </text:span><text:span text:style-name="T100">no weapon, no armor, </text:span><text:span text:style-name="T89">no nothing!</text:span></text:p>
      <text:p text:style-name="P10"/>
      <text:p text:style-name="P10"><text:tab/><text:span text:style-name="T42">C</text:span><text:span text:style-name="T23">ontact with</text:span><text:span text:style-name="T15"> </text:span><text:span text:style-name="T42">enemies</text:span><text:span text:style-name="T15"> </text:span><text:span text:style-name="T23">deals </text:span><text:span text:style-name="T34">no</text:span><text:span text:style-name="T42"> </text:span><text:span text:style-name="T23">damage, </text:span><text:span text:style-name="T43">only projectiles/</text:span><text:span text:style-name="T49">weapons</text:span><text:span text:style-name="T43"> do.</text:span></text:p>
      <text:p text:style-name="P47">Aliens</text:p>
      <text:p text:style-name="P48"/>
      <text:p text:style-name="P24">Each alien will have a German old fashioned name (only for fun)!</text:p>
      <text:p text:style-name="P19"/>
      <text:p text:style-name="P45"><text:span text:style-name="T76">A</text:span><text:span text:style-name="T75">lien</text:span><text:span text:style-name="T76">s</text:span><text:span text:style-name="T75"> have</text:span><text:span text:style-name="T125"> between 1000 and 1500 hit points (HP)</text:span><text:span text:style-name="T75">.</text:span></text:p>
      <text:p text:style-name="P21"/>
      <text:p text:style-name="P21"><text:tab/><text:span text:style-name="T113">Each Alien has</text:span><text:span text:style-name="T5"> </text:span><text:span text:style-name="T8">1</text:span><text:span text:style-name="T7"> defensive </text:span><text:span text:style-name="T14">skill</text:span>:</text:p>
      <text:p text:style-name="P21"/>
      <text:p text:style-name="P21">- <text:span text:style-name="T7">Random teleportation</text:span></text:p>
      <text:p text:style-name="P21">- <text:span text:style-name="T7">Dash</text:span> <text:span text:style-name="T3">(</text:span><text:span text:style-name="T92">pass through </text:span><text:span text:style-name="T90">kids and attacks</text:span><text:span text:style-name="T3">)</text:span></text:p>
      <text:p text:style-name="P21">- <text:span text:style-name="T7">Repulsive “</text:span><text:span text:style-name="T9">explosions”</text:span></text:p>
      <text:p text:style-name="P21">- <text:span text:style-name="T7">Freezing bomb</text:span><text:span text:style-name="T10">s</text:span><text:span text:style-name="T2"> </text:span><text:span text:style-name="T3">(throws)</text:span></text:p>
      <text:p text:style-name="P21">- <text:span text:style-name="T12">Quick r</text:span><text:span text:style-name="T11">unner </text:span><text:span text:style-name="T56">(</text:span><text:span text:style-name="T59">permanent</text:span><text:span text:style-name="T56">)</text:span></text:p>
      <text:p text:style-name="P21">- <text:span text:style-name="T9">Force shield</text:span><text:span text:style-name="T55"> </text:span><text:span text:style-name="T56">(repulsive effect </text:span><text:span text:style-name="T57">only on kids </text:span><text:span text:style-name="T55">–</text:span><text:span text:style-name="T57"> </text:span><text:span text:style-name="T58">not the attacks</text:span><text:span text:style-name="T56">)</text:span></text:p>
      <text:p text:style-name="P21">- <text:span text:style-name="T9">Time stop </text:span><text:span text:style-name="T56">(affects only the kids, </text:span><text:span text:style-name="T58">not the attacks</text:span><text:span text:style-name="T56"> – </text:span><text:span text:style-name="T58">long cool down</text:span><text:span text:style-name="T57">)</text:span></text:p>
      <text:p text:style-name="P21">- <text:span text:style-name="T12">Mirror images</text:span><text:span text:style-name="T53"> (</text:span><text:span text:style-name="T90">2</text:span><text:span text:style-name="T91"> to 4 mirror images</text:span><text:span text:style-name="T53"> start moving in random </text:span><text:span text:style-name="T89">opposite </text:span><text:span text:style-name="T53">straight line directions from the player attracting closest kids for </text:span><text:span text:style-name="T96">2</text:span><text:span text:style-name="T91"> to </text:span><text:span text:style-name="T90">1</text:span><text:span text:style-name="T91"> second</text:span><text:span text:style-name="T93">(</text:span><text:span text:style-name="T91">s</text:span><text:span text:style-name="T93">)</text:span><text:span text:style-name="T98"> – </text:span><text:span text:style-name="T90">less images means more time</text:span><text:span text:style-name="T53">)</text:span></text:p>
      <text:p text:style-name="P21">- <text:span text:style-name="T15">Second life</text:span><text:span text:style-name="T101"> (</text:span><text:span text:style-name="T139">when dying, the </text:span><text:span text:style-name="T94">game restarts</text:span><text:span text:style-name="T101"> keeping time record – </text:span><text:span text:style-name="T95">only one time</text:span><text:span text:style-name="T101">).</text:span></text:p>
      <text:p text:style-name="P21">- <text:span text:style-name="T18">Dodger</text:span><text:span text:style-name="T105"> (hit box </text:span><text:span text:style-name="T139">size </text:span><text:span text:style-name="T105">reduced</text:span><text:span text:style-name="T56"> – </text:span><text:span text:style-name="T60">permanent</text:span><text:span text:style-name="T105">).</text:span></text:p>
      <text:p text:style-name="P21">- <text:span text:style-name="T18">Invisible</text:span><text:span text:style-name="T105"> (makes </text:span><text:span text:style-name="T95">enemies go away from where the player is</text:span><text:span text:style-name="T105"> when activating the skill for 2 or 3 seconds</text:span><text:span text:style-name="T56"> – </text:span><text:span text:style-name="T58">long cool down</text:span><text:span text:style-name="T105">).</text:span></text:p>
      <text:p text:style-name="P21">- <text:span text:style-name="T18">Shield</text:span><text:span text:style-name="T105"> (</text:span><text:span text:style-name="T139">in front of the alien – </text:span><text:span text:style-name="T95">short cool down</text:span><text:span text:style-name="T105">).</text:span></text:p>
      <text:p text:style-name="P21">- <text:span text:style-name="T18">Healthy</text:span><text:span text:style-name="T105"> (</text:span><text:span text:style-name="T139">20% </text:span><text:span text:style-name="T105">more hit points).</text:span></text:p>
      <text:p text:style-name="P21">- <text:span text:style-name="T19">Regeneration</text:span><text:span text:style-name="T106"> (permanent).</text:span></text:p>
      <text:p text:style-name="P21">- <text:span text:style-name="T20">Hand to hand </text:span><text:span text:style-name="T27">connoisseur</text:span><text:span text:style-name="T107"> (50% damage from short range but 200% damage from long range).</text:span></text:p>
      <text:p text:style-name="P21">- <text:span text:style-name="T20">Ranged </text:span><text:span text:style-name="T27">fighting connoisseur</text:span><text:span text:style-name="T107"> (50% damage from long range but 200% damage from short range).</text:span></text:p>
      <text:p text:style-name="P21">- </text:p>
      <text:p text:style-name="P21"/>
      <text:p text:style-name="P21"><text:tab/><text:span text:style-name="T25">S</text:span><text:span text:style-name="T21">kill cool down is shown by the sprite outline color</text:span><text:span text:style-name="T108"> (</text:span><text:span text:style-name="T131">from </text:span><text:span text:style-name="T108">red to black </text:span><text:span text:style-name="T101">–</text:span><text:span text:style-name="T108"> </text:span><text:span text:style-name="T131">where black means </text:span><text:span text:style-name="T108">ready </text:span><text:span text:style-name="T131">to use again</text:span><text:span text:style-name="T108">).</text:span></text:p>
      <text:p text:style-name="P21"/>
      <text:p text:style-name="P16"><text:tab/>Each <text:span text:style-name="T7">“</text:span><text:span text:style-name="T25">skill</text:span><text:span text:style-name="T7">” has </text:span><text:span text:style-name="T41">its own</text:span><text:span text:style-name="T7"> cool down</text:span> (<text:span text:style-name="T89">duration</text:span> depending on the <text:span text:style-name="T100">skill</text:span>).</text:p>
      <text:p text:style-name="P16"/>
      <text:p text:style-name="P16"><text:span text:style-name="T53"><text:tab/>After using its “</text:span><text:span text:style-name="T112">skill</text:span><text:span text:style-name="T53">”, the alien is </text:span><text:span text:style-name="T12">invulnerable for 1 second</text:span><text:span text:style-name="T133"> and </text:span><text:span text:style-name="T47">the outline flashes</text:span><text:span text:style-name="T133"> (to communicate that). </text:span><text:span text:style-name="T52">Doesn’t apply to some skills</text:span><text:span text:style-name="T133">.</text:span></text:p>
      <text:p text:style-name="P5">Ennemies</text:p>
      <text:p text:style-name="P3"/>
      <text:p text:style-name="P29"><text:tab/><text:span text:style-name="T101">Here’s the list:</text:span></text:p>
      <text:p text:style-name="P29"/>
      <text:p text:style-name="P29">- <text:span text:style-name="T15">Throwing </text:span><text:span text:style-name="T21">B</text:span><text:span text:style-name="T15">ooger </text:span><text:span text:style-name="T21">K</text:span><text:span text:style-name="T15">ids</text:span><text:span text:style-name="T101"> (</text:span><text:span text:style-name="T125">slow </text:span><text:span text:style-name="T101">medium ranged explosives </text:span><text:span text:style-name="T108">with small effect area</text:span><text:span text:style-name="T101">):</text:span></text:p>
      <text:p text:style-name="P29"><text:tab/><text:span text:style-name="T125">Alien loses </text:span><text:span text:style-name="T138">2</text:span><text:span text:style-name="T27">00 </text:span><text:span text:style-name="T39">HP</text:span><text:span text:style-name="T125"> when hit.</text:span></text:p>
      <text:p text:style-name="P29"/>
      <text:p text:style-name="P29">- <text:span text:style-name="T15">Spitting </text:span><text:span text:style-name="T21">K</text:span><text:span text:style-name="T15">ids</text:span><text:span text:style-name="T101"> (</text:span><text:span text:style-name="T125">quick s</text:span><text:span text:style-name="T121">hort </text:span><text:span text:style-name="T101">ranged shooting).</text:span></text:p>
      <text:p text:style-name="P32"><text:tab/><text:span text:style-name="T125">Alien loses </text:span><text:span text:style-name="T49">100</text:span><text:span text:style-name="T27"> </text:span><text:span text:style-name="T39">HP</text:span><text:span text:style-name="T125"> when hit.</text:span></text:p>
      <text:p text:style-name="P32"/>
      <text:p text:style-name="P29">- <text:span text:style-name="T15">Kids </text:span><text:span text:style-name="T21">W</text:span><text:span text:style-name="T15">ith </text:span><text:span text:style-name="T21">S</text:span><text:span text:style-name="T15">ticks</text:span><text:span text:style-name="T101"> (</text:span><text:span text:style-name="T125">very quick </text:span><text:span text:style-name="T117">hand to hand</text:span><text:span text:style-name="T101"> attack).</text:span></text:p>
      <text:p text:style-name="P32"><text:tab/><text:span text:style-name="T125">Alien loses </text:span><text:span text:style-name="T49">50</text:span><text:span text:style-name="T27"> </text:span><text:span text:style-name="T39">HP</text:span><text:span text:style-name="T125"> when hit.</text:span></text:p>
      <text:p text:style-name="P32"/>
      <text:p text:style-name="P29">- <text:span text:style-name="T21">Vomiting </text:span><text:span text:style-name="T22">K</text:span><text:span text:style-name="T21">ids</text:span><text:span text:style-name="T108"> from fixed </text:span><text:span text:style-name="T109">h</text:span><text:span text:style-name="T124">e</text:span><text:span text:style-name="T109">igh</text:span><text:span text:style-name="T124">t</text:span><text:span text:style-name="T109"> positions</text:span><text:span text:style-name="T108"> (</text:span><text:span text:style-name="T125">slow </text:span><text:span text:style-name="T108">long range attacks with large effect area).</text:span></text:p>
      <text:p text:style-name="P33"><text:tab/><text:span text:style-name="T125">Alien loses </text:span><text:span text:style-name="T27">5</text:span><text:span text:style-name="T49">0</text:span><text:span text:style-name="T27"> </text:span><text:span text:style-name="T39">HP per second</text:span><text:span text:style-name="T125"> when walking in the vomit puddle until exiting it (</text:span><text:span text:style-name="T97">if he’s vomiting on the alien, we’ll apply a green filter on the alien sprite progressively disappearing when leaving the area</text:span><text:span text:style-name="T125">).</text:span></text:p>
      <text:p text:style-name="P33"/>
      <text:p text:style-name="P29">- <text:span text:style-name="T22">Burping Kids</text:span><text:span text:style-name="T111"> emitting “burp clouds” slowing alien down (medium ranged).</text:span></text:p>
      <text:p text:style-name="P29"><text:tab/><text:span text:style-name="T125">Alien loses </text:span><text:span text:style-name="T49">50</text:span><text:span text:style-name="T27"> </text:span><text:span text:style-name="T39">HP per second</text:span><text:span text:style-name="T125"> entering the “burp cloud” until </text:span><text:span text:style-name="T126">exiting</text:span><text:span text:style-name="T125"> the area. </text:span><text:span text:style-name="T126">He also takes decreasing damages for up to 2 seconds after exiting the area.</text:span></text:p>
      <text:p text:style-name="P29"/>
      <text:p text:style-name="P29">- <text:span text:style-name="T16">T</text:span><text:span text:style-name="T7">eachers </text:span><text:span text:style-name="T54">running randomly</text:span> <text:span text:style-name="T102">close to the alien </text:span>trying to stop the mess <text:span text:style-name="T102">(</text:span><text:span text:style-name="T103">they are </text:span><text:span text:style-name="T102">obstacles: run</text:span><text:span text:style-name="T103">ning</text:span><text:span text:style-name="T102"> then stop</text:span><text:span text:style-name="T103">ping,</text:span><text:span text:style-name="T102"> trying to calm things down </text:span><text:span text:style-name="T136">staying between kid and alien </text:span><text:span text:style-name="T102">then </text:span><text:span text:style-name="T134">going away and </text:span><text:span text:style-name="T136">finally </text:span><text:span text:style-name="T102">resum</text:span><text:span text:style-name="T136">ing</text:span><text:span text:style-name="T102">…).</text:span></text:p>
      <text:p text:style-name="P29"/>
      <text:p text:style-name="P29"><text:tab/><text:span text:style-name="T40">Kids with sticks</text:span><text:span text:style-name="T127"> and </text:span><text:span text:style-name="T40">Spitting Kids</text:span><text:span text:style-name="T127"> represent </text:span><text:span text:style-name="T40">50% of the enemies</text:span><text:span text:style-name="T127">.</text:span></text:p>
      <text:p text:style-name="P43">Technically</text:p>
      <text:p text:style-name="P22"/>
      <text:p text:style-name="P17"><text:tab/><text:span text:style-name="T99">There are </text:span><text:span text:style-name="T46">two options for building game map(s)</text:span><text:span text:style-name="T99">:</text:span></text:p>
      <text:p text:style-name="P17"><text:tab/>- <text:span text:style-name="T35">A whole hand painted </text:span><text:span text:style-name="T37">(</text:span><text:span text:style-name="T35">and animated</text:span><text:span text:style-name="T37">)</text:span><text:span text:style-name="T35"> map</text:span><text:span text:style-name="T85"> </text:span><text:span text:style-name="T86">(here goes my preference)</text:span><text:span text:style-name="T129">.</text:span></text:p>
      <text:p text:style-name="P17"><text:tab/><text:tab/><text:span text:style-name="T45">Pro</text:span><text:span text:style-name="T129">:</text:span></text:p>
      <text:p text:style-name="P25"><text:tab/>No tile repetition. </text:p>
      <text:p text:style-name="P26"><text:tab/>“Easy” to generate this map in 3D then “pixel art” it.</text:p>
      <text:p text:style-name="P25"><text:tab/><text:tab/><text:span text:style-name="T7">Con</text:span>:</text:p>
      <text:p text:style-name="P25"><text:tab/>A lot of work to create only 1 map <text:span text:style-name="T130">(not everything’s reusable for another map).</text:span></text:p>
      <text:p text:style-name="P25"/>
      <text:p text:style-name="P17"><text:tab/>- <text:span text:style-name="T35">A procedural generation of map(s) </text:span><text:span text:style-name="T36">with animations</text:span><text:span text:style-name="T85"> </text:span><text:span text:style-name="T86">(but this is also tempting)</text:span><text:span text:style-name="T129">.</text:span></text:p>
      <text:p text:style-name="P17"><text:tab/><text:tab/><text:span text:style-name="T45">Pro</text:span><text:span text:style-name="T129">:</text:span></text:p>
      <text:p text:style-name="P25"><text:tab/>Once the huge amount of work that represents the creation of all the needed tiles <text:span text:style-name="T130">is done</text:span>, it’s “easy” to randomly generate different maps.</text:p>
      <text:p text:style-name="P25"><text:tab/><text:tab/><text:span text:style-name="T7">Con</text:span>:</text:p>
      <text:p text:style-name="P25"><text:tab/>Obviously ends <text:span text:style-name="T130">up </text:span>to be repetitive even though we procedurally generate them.</text:p>
      <text:p text:style-name="P22"/>
      <text:p text:style-name="P22"><text:tab/>Every game <text:span text:style-name="T7">starts from a random point in the area</text:span><text:span text:style-name="T67"> </text:span><text:span text:style-name="T74">(no real need of this </text:span><text:span text:style-name="T77">with</text:span><text:span text:style-name="T74"> procedurally generated maps)</text:span>. Spawning points could possibly be established before hand.</text:p>
      <text:p text:style-name="P22"/>
      <text:p text:style-name="P22"><text:tab/><text:span text:style-name="T28">Camera bug </text:span><text:span text:style-name="T44">effects</text:span><text:span text:style-name="T28"> have somewhat random </text:span><text:span text:style-name="T41">lengths</text:span><text:span text:style-name="T114"> but </text:span><text:span text:style-name="T28">the last effect (screen shutdown) always happen just after 1 minute</text:span><text:span text:style-name="T114">.</text:span></text:p>
      <text:p text:style-name="P20"/>
      <text:p text:style-name="P11"><text:tab/><text:span text:style-name="T23">A</text:span><text:span text:style-name="T7">lien</text:span> <text:span text:style-name="T117">and </text:span><text:span text:style-name="T32">Enemies</text:span><text:span text:style-name="T117"> </text:span><text:span text:style-name="T123">have</text:span> <text:span text:style-name="T32">8</text:span><text:span text:style-name="T7"> </text:span><text:span text:style-name="T26">action </text:span><text:span text:style-name="T7">direction</text:span><text:span text:style-name="T26">s</text:span><text:span text:style-name="T65">. </text:span><text:span text:style-name="T118">In order to reduce the amount of work we could reduce that to 4 directions </text:span><text:span text:style-name="T119">but it would be </text:span><text:span text:style-name="T120">so </text:span><text:span text:style-name="T119">sad</text:span><text:span text:style-name="T72">.</text:span></text:p>
      <text:p text:style-name="P39"/>
      <text:p text:style-name="P12"><text:span text:style-name="T65"><text:tab/></text:span><text:span text:style-name="T84">A</text:span><text:span text:style-name="T61">lien animations (</text:span><text:span text:style-name="T33">left</text:span><text:span text:style-name="T61"> and </text:span><text:span text:style-name="T33">right</text:span><text:span text:style-name="T61"> are </text:span><text:span text:style-name="T33">flopped animations</text:span><text:span text:style-name="T61">, </text:span><text:span text:style-name="T33">up/left</text:span><text:span text:style-name="T61"> and </text:span><text:span text:style-name="T33">up/right</text:span><text:span text:style-name="T61"> are </text:span><text:span text:style-name="T33">flopped animations</text:span><text:span text:style-name="T61"> and </text:span><text:span text:style-name="T33">down/left</text:span><text:span text:style-name="T61"> and </text:span><text:span text:style-name="T33">down/right</text:span><text:span text:style-name="T61"> are also </text:span><text:span text:style-name="T33">flopped animations</text:span><text:span text:style-name="T61">):</text:span></text:p>
      <text:p text:style-name="P11"><text:span text:style-name="T30"><text:tab/>8</text:span><text:span text:style-name="T29"> Move direction</text:span><text:span text:style-name="T25">s</text:span></text:p>
      <text:p text:style-name="P11"><text:span text:style-name="T30"><text:tab/>8</text:span><text:span text:style-name="T29"> skill direction</text:span><text:span text:style-name="T25">s</text:span></text:p>
      <text:p text:style-name="P11"><text:span text:style-name="T30"><text:tab/>8</text:span><text:span text:style-name="T29"> Idle direction</text:span><text:span text:style-name="T25">s</text:span></text:p>
      <text:p text:style-name="P11"><text:span text:style-name="T25"><text:tab/></text:span><text:span text:style-name="T32">8 </text:span><text:span text:style-name="T26">G</text:span><text:span text:style-name="T32">etting </text:span><text:span text:style-name="T26">H</text:span><text:span text:style-name="T32">it directions</text:span></text:p>
      <text:p text:style-name="P11"><text:span text:style-name="T30"><text:tab/>8</text:span><text:span text:style-name="T29"> </text:span><text:span text:style-name="T26">D</text:span><text:span text:style-name="T29">eath </text:span><text:span text:style-name="T26">D</text:span><text:span text:style-name="T29">irection</text:span><text:span text:style-name="T25">s</text:span></text:p>
      <text:p text:style-name="P11"><text:span text:style-name="T29"><text:tab/></text:span><text:span text:style-name="T71">This means something like a maximum of 5 animations by action so </text:span><text:span text:style-name="T25">2</text:span><text:span text:style-name="T32">5</text:span><text:span text:style-name="T25"> animations per character</text:span><text:span text:style-name="T71"> depending on the talents, of cours</text:span><text:span text:style-name="T72">e</text:span><text:span text:style-name="T71">. That’s a lot!</text:span></text:p>
      <text:p text:style-name="P40"/>
      <text:p text:style-name="P12"><text:soft-page-break/><text:span text:style-name="T71"><text:tab/></text:span><text:span text:style-name="T73">Enemies animations </text:span><text:span text:style-name="T61">(</text:span><text:span text:style-name="T33">left</text:span><text:span text:style-name="T61"> and </text:span><text:span text:style-name="T33">right</text:span><text:span text:style-name="T61"> are </text:span><text:span text:style-name="T33">flopped animations</text:span><text:span text:style-name="T61">, </text:span><text:span text:style-name="T33">up/left</text:span><text:span text:style-name="T61"> and </text:span><text:span text:style-name="T33">up/right</text:span><text:span text:style-name="T61"> are </text:span><text:span text:style-name="T33">flopped animations</text:span><text:span text:style-name="T61"> and </text:span><text:span text:style-name="T33">down/left</text:span><text:span text:style-name="T61"> and </text:span><text:span text:style-name="T33">down/right</text:span><text:span text:style-name="T61"> are also </text:span><text:span text:style-name="T33">flopped animations</text:span><text:span text:style-name="T61">):</text:span></text:p>
      <text:p text:style-name="P12"><text:span text:style-name="T78"><text:tab/></text:span><text:span text:style-name="T25">8 move directions</text:span></text:p>
      <text:p text:style-name="P44"><text:tab/>8 attack directions</text:p>
      <text:p text:style-name="P44"><text:tab/>8 Idle directions</text:p>
      <text:p text:style-name="P12"><text:span text:style-name="T79"><text:tab/>This means 5 animations by action so </text:span><text:span text:style-name="T25">15 animations per character</text:span><text:span text:style-name="T79"> (that’s also a lot)!</text:span></text:p>
      <text:p text:style-name="P41"/>
      <text:p text:style-name="P14"><text:span text:style-name="T80"><text:tab/></text:span><text:span text:style-name="T62">Enemies behavior </text:span><text:span text:style-name="T61">(</text:span><text:span text:style-name="T33">left</text:span><text:span text:style-name="T61"> and </text:span><text:span text:style-name="T33">right</text:span><text:span text:style-name="T61"> are </text:span><text:span text:style-name="T33">flopped animations</text:span><text:span text:style-name="T61">, </text:span><text:span text:style-name="T33">up/left</text:span><text:span text:style-name="T61"> and </text:span><text:span text:style-name="T33">up/right</text:span><text:span text:style-name="T61"> are </text:span><text:span text:style-name="T33">flopped animations</text:span><text:span text:style-name="T61"> and </text:span><text:span text:style-name="T33">down/left</text:span><text:span text:style-name="T61"> and </text:span><text:span text:style-name="T33">down/right</text:span><text:span text:style-name="T61"> are also </text:span><text:span text:style-name="T33">flopped animations</text:span><text:span text:style-name="T61">)</text:span><text:span text:style-name="T62">:</text:span></text:p>
      <text:p text:style-name="P42"/>
      <text:p text:style-name="P23"><text:span text:style-name="T54"><text:tab/>Followers </text:span><text:span text:style-name="T82">and stoppers and followers, etc.:</text:span></text:p>
      <text:p text:style-name="P30"><text:span text:style-name="T15"><text:tab/><text:tab/>Throwing </text:span><text:span text:style-name="T21">B</text:span><text:span text:style-name="T15">ooger </text:span><text:span text:style-name="T21">K</text:span><text:span text:style-name="T15">ids</text:span></text:p>
      <text:p text:style-name="P31"><text:span text:style-name="T15"><text:tab/><text:tab/>Spitting </text:span><text:span text:style-name="T21">K</text:span><text:span text:style-name="T15">ids</text:span></text:p>
      <text:p text:style-name="P31"><text:span text:style-name="T15"><text:tab/><text:tab/></text:span><text:span text:style-name="T22">Burping Kids</text:span></text:p>
      <text:p text:style-name="P31"><text:span text:style-name="T15"><text:tab/></text:span><text:span text:style-name="T81">Followers:</text:span></text:p>
      <text:p text:style-name="P30"><text:span text:style-name="T15"><text:tab/><text:tab/>Kids </text:span><text:span text:style-name="T21">W</text:span><text:span text:style-name="T15">ith </text:span><text:span text:style-name="T21">S</text:span><text:span text:style-name="T15">ticks</text:span></text:p>
      <text:p text:style-name="P30"><text:span text:style-name="T22"><text:tab/></text:span><text:span text:style-name="T72">Stationary</text:span><text:span text:style-name="T81">:</text:span></text:p>
      <text:p text:style-name="P30"><text:span text:style-name="T81"><text:tab/><text:tab/></text:span><text:span text:style-name="T21">Vomiting </text:span><text:span text:style-name="T22">K</text:span><text:span text:style-name="T21">ids</text:span></text:p>
      <text:p text:style-name="P30"><text:span text:style-name="T21"><text:tab/></text:span><text:span text:style-name="T72">Weird</text:span><text:span text:style-name="T81">:</text:span></text:p>
      <text:p text:style-name="P30"><text:span text:style-name="T81"><text:tab/><text:tab/></text:span><text:span text:style-name="T16">T</text:span><text:span text:style-name="T7">eachers</text:span></text:p>
      <text:p text:style-name="P46"/>
      <text:p text:style-name="P37"><text:tab/><text:span text:style-name="T38">At the beginning of a game, several kids and a few teachers are already in the place playing Idle animation</text:span><text:span text:style-name="T121">. </text:span><text:span text:style-name="T38">All Vomiting kids already in their place</text:span><text:span text:style-name="T121"> in order to avoid animating a walk/</text:span><text:span text:style-name="T141">climbing</text:span><text:span text:style-name="T121"> animation.</text:span></text:p>
      <text:p text:style-name="P37"/>
      <text:p text:style-name="P38"><text:span text:style-name="T115"><text:tab/></text:span><text:span text:style-name="T31">Enemies detection colliders will have a somewhat random size</text:span><text:span text:style-name="T135">.</text:span></text:p>
      <text:p text:style-name="P49"/>
      <text:p text:style-name="P38"><text:span text:style-name="T135"><text:tab/></text:span><text:span text:style-name="T44">After a kid touches an alien he tends to go away for </text:span><text:span text:style-name="T50">3 to 5 seconds</text:span><text:span text:style-name="T134">.</text:span></text:p>
      <text:p text:style-name="P38"/>
      <text:p text:style-name="P38"><text:tab/><text:span text:style-name="T44">Kids spawn from places used for it</text:span><text:span text:style-name="T134"> (playing structures, outside of the screen, etc.).</text:span></text:p>
      <text:p text:style-name="P38"/>
      <text:p text:style-name="P38"><text:tab/><text:span text:style-name="T44">Teachers always spawn from outside of the screen</text:span><text:span text:style-name="T134">.</text:span></text:p>
      <text:p text:style-name="P38"/>
      <text:p text:style-name="P38"><text:tab/><text:span text:style-name="T48">Kids are slower than aliens</text:span><text:span text:style-name="T137"> and </text:span><text:span text:style-name="T48">teachers are faster than aliens</text:span><text:span text:style-name="T137">.</text:span></text:p>
      <text:p text:style-name="P4">Options</text:p>
      <text:p text:style-name="P28"/>
      <text:p text:style-name="P51"><text:tab/><text:span text:style-name="T122">Adding 1</text:span><text:span text:style-name="T68"> </text:span><text:span text:style-name="T87">more </text:span><text:span text:style-name="T68">difficulty mode </text:span><text:span text:style-name="T83">to the normal one</text:span><text:span text:style-name="T68">: </text:span><text:span text:style-name="T63">Super Hyper Mega </text:span><text:span text:style-name="T64">Hardcore</text:span><text:span text:style-name="T68"> (more enemies moving and attacking quickly, nerfed alien skills, slower alien, </text:span><text:span text:style-name="T88">enemies dealing more damages</text:span><text:span text:style-name="T68">).</text:span></text:p>
      <text:p text:style-name="P35"><text:span text:style-name="T68"><text:tab/></text:span><text:span text:style-name="T69">Up to 4 </text:span><text:span text:style-name="T70">alien</text:span><text:span text:style-name="T84">s</text:span><text:span text:style-name="T69"> simultaneously.</text:span></text:p>
      <text:p text:style-name="P36"><text:span text:style-name="T54"><text:tab/></text:span><text:span text:style-name="T83">O</text:span><text:span text:style-name="T54">nline mode.</text:span></text:p>
      <text:p text:style-name="P36"><text:span text:style-name="T65"><text:tab/></text:span><text:span text:style-name="T100">Adding new alien</text:span><text:span text:style-name="T141">s</text:span><text:span text:style-name="T100"> </text:span><text:span text:style-name="T122">(</text:span><text:span text:style-name="T113">with new skills</text:span><text:span text:style-name="T122">)</text:span><text:span text:style-name="T113"> </text:span><text:span text:style-name="T100">would be great.</text:span></text:p>
      <text:p text:style-name="P34"><text:tab/><text:span text:style-name="T100">Adding new </text:span>enemies<text:span text:style-name="T100"> </text:span><text:span text:style-name="T122">(with new behaviors) </text:span><text:span text:style-name="T100">would be great </text:span>too<text:span text:style-name="T100">.</text:span></text:p>
      <text:p text:style-name="P34"><text:tab/><text:span text:style-name="T104">Adding an animation of the spaceship landing the alien in the Kindergarten then taking off in order for the game to start would be nice! </text:span></text:p>
      <text:p text:style-name="P27"><text:tab/>With a lot of courage, new maps would also be added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21:01:05.281000000</meta:creation-date>
    <dc:date>2022-08-01T18:27:25.282000000</dc:date>
    <meta:editing-duration>PT3H37M3S</meta:editing-duration>
    <meta:editing-cycles>45</meta:editing-cycles>
    <meta:generator>LibreOffice/7.2.7.2$Windows_X86_64 LibreOffice_project/8d71d29d553c0f7dcbfa38fbfda25ee34cce99a2</meta:generator>
    <meta:document-statistic meta:table-count="0" meta:image-count="0" meta:object-count="0" meta:page-count="7" meta:paragraph-count="103" meta:word-count="1189" meta:character-count="6990" meta:non-whitespace-character-count="5812"/>
  </office:meta>
</office:document-meta>
</file>